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</text:p>
      <text:p text:style-name="Standard"/>
      <text:p text:style-name="Standard">Nome: <text:text-input text:description="Nome">Nome</text:text-input><text:text-input text:description="Endereco"/></text:p>
      <text:p text:style-name="Standard">Endereço: <text:text-input text:description="Endereco">Endereco</text:text-input></text:p>
      <text:p text:style-name="Standard">Telefone: <text:text-input text:description="Telefone">Telefone</text:text-input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rival Sabino</meta:initial-creator>
    <meta:creation-date>2012-11-12T17:08:14</meta:creation-date>
    <dc:date>2012-11-12T17:52:02</dc:date>
    <dc:creator>Lourival Sabino</dc:creator>
    <meta:editing-duration>PT43M9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4" meta:word-count="7" meta:character-count="52" meta:non-whitespace-character-count="48"/>
  </office:meta>
</office:document-meta>
</file>